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9cm"/>
    </style:style>
    <style:style style:name="co2" style:family="table-column">
      <style:table-column-properties fo:break-before="auto" style:column-width="12.0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ype 1</text:p>
          </table:table-cell>
          <table:table-cell/>
          <table:table-cell table:style-name="ce2"/>
        </table:table-row>
        <table:table-row table:style-name="ro2">
          <table:table-cell office:value-type="string" calcext:value-type="string">
            <text:p>Processor</text:p>
          </table:table-cell>
          <table:table-cell office:value-type="string" calcext:value-type="string">
            <text:p>Intel Pentium G3220 3.0Ghz Cache 3MB [Box] Socket LGA 1150 - Haswell Series</text:p>
          </table:table-cell>
          <table:table-cell table:style-name="ce2" office:value-type="float" office:value="630000" calcext:value-type="float">
            <text:p>630000</text:p>
          </table:table-cell>
        </table:table-row>
        <table:table-row table:style-name="ro3">
          <table:table-cell office:value-type="string" calcext:value-type="string">
            <text:p>Memory</text:p>
          </table:table-cell>
          <table:table-cell office:value-type="string" calcext:value-type="string">
            <text:p>Corsair DDR3 Value Select 2GB PC10660 - VS2GB1333D3</text:p>
          </table:table-cell>
          <table:table-cell office:value-type="float" office:value="293000" calcext:value-type="float">
            <text:p>293000</text:p>
          </table:table-cell>
        </table:table-row>
        <table:table-row table:style-name="ro4">
          <table:table-cell office:value-type="string" calcext:value-type="string">
            <text:p>HDD</text:p>
          </table:table-cell>
          <table:table-cell office:value-type="string" calcext:value-type="string">
            <text:p>Seagate 500GB SATA2 - 7200RPM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4">
          <table:table-cell office:value-type="string" calcext:value-type="string">
            <text:p>Motherboard</text:p>
          </table:table-cell>
          <table:table-cell office:value-type="string" calcext:value-type="string">
            <text:p>ASUS H81M-K (LGA1150, Intel H81, DDR3)</text:p>
          </table:table-cell>
          <table:table-cell office:value-type="float" office:value="782000" calcext:value-type="float">
            <text:p>782000</text:p>
          </table:table-cell>
        </table:table-row>
        <table:table-row table:style-name="ro4">
          <table:table-cell office:value-type="string" calcext:value-type="string">
            <text:p>Power supply</text:p>
          </table:table-cell>
          <table:table-cell office:value-type="string" calcext:value-type="string">
            <text:p>Corsair VS Series 450W - 80 Plus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4">
          <table:table-cell office:value-type="string" calcext:value-type="string">
            <text:p>Casing</text:p>
          </table:table-cell>
          <table:table-cell office:value-type="string" calcext:value-type="string">
            <text:p>SPC SX-6 + PSU 450W</text:p>
          </table:table-cell>
          <table:table-cell office:value-type="float" office:value="167000" calcext:value-type="float">
            <text:p>167000</text:p>
          </table:table-cell>
        </table:table-row>
        <table:table-row table:style-name="ro4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2:.C7])" office:value-type="float" office:value="2847000" calcext:value-type="float">
            <text:p>2847000</text:p>
          </table:table-cell>
        </table:table-row>
        <table:table-row table:style-name="ro4">
          <table:table-cell table:style-name="ce1" office:value-type="string" calcext:value-type="string">
            <text:p>Type 2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Processor</text:p>
          </table:table-cell>
          <table:table-cell office:value-type="string" calcext:value-type="string">
            <text:p>Intel Core i5-4670K 3.4Ghz - Cache 6MB [Box] Socket LGA 1150 - Haswell Series</text:p>
          </table:table-cell>
          <table:table-cell office:value-type="float" office:value="2623000" calcext:value-type="float">
            <text:p>2623000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 office:value-type="string" calcext:value-type="string">
            <text:p>4 GB DDR 3 (Corsaire )</text:p>
          </table:table-cell>
          <table:table-cell office:value-type="float" office:value="549000" calcext:value-type="float">
            <text:p>549000</text:p>
          </table:table-cell>
        </table:table-row>
        <table:table-row table:style-name="ro4">
          <table:table-cell office:value-type="string" calcext:value-type="string">
            <text:p>HDD</text:p>
          </table:table-cell>
          <table:table-cell office:value-type="string" calcext:value-type="string">
            <text:p>500 GB Harddisk (WDC SATA3)</text:p>
          </table:table-cell>
          <table:table-cell office:value-type="float" office:value="555000" calcext:value-type="float">
            <text:p>555000</text:p>
          </table:table-cell>
        </table:table-row>
        <table:table-row table:style-name="ro4">
          <table:table-cell office:value-type="string" calcext:value-type="string">
            <text:p>Motherboard</text:p>
          </table:table-cell>
          <table:table-cell office:value-type="string" calcext:value-type="string">
            <text:p>ASUS H81M-K (LGA1150, Intel H81, DDR3)</text:p>
          </table:table-cell>
          <table:table-cell office:value-type="float" office:value="782000" calcext:value-type="float">
            <text:p>782000</text:p>
          </table:table-cell>
        </table:table-row>
        <table:table-row table:style-name="ro4">
          <table:table-cell office:value-type="string" calcext:value-type="string">
            <text:p>Power supply</text:p>
          </table:table-cell>
          <table:table-cell office:value-type="string" calcext:value-type="string">
            <text:p>Corsair VS Series 450W - 80 Plus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4">
          <table:table-cell office:value-type="string" calcext:value-type="string">
            <text:p>Casing</text:p>
          </table:table-cell>
          <table:table-cell office:value-type="string" calcext:value-type="string">
            <text:p>SPC SX-6 + PSU 450W</text:p>
          </table:table-cell>
          <table:table-cell office:value-type="float" office:value="167000" calcext:value-type="float">
            <text:p>167000</text:p>
          </table:table-cell>
        </table:table-row>
        <table:table-row table:style-name="ro4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10:.C15])" office:value-type="float" office:value="5171000" calcext:value-type="float">
            <text:p>517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 Setyono</meta:initial-creator>
    <meta:creation-date>2014-07-23T16:50:59.091429000</meta:creation-date>
    <dc:date>2014-07-23T17:20:58.033760000</dc:date>
    <dc:creator>Aris Setyono</dc:creator>
    <meta:editing-duration>PT14M39S</meta:editing-duration>
    <meta:editing-cycles>3</meta:editing-cycles>
    <meta:generator>LibreOffice/4.2.5.2$MacOSX_X86_64 LibreOffice_project/61cb170a04bb1f12e77c884eab9192be736ec5f5</meta:generator>
    <meta:document-statistic meta:table-count="1" meta:cell-count="42" meta:object-count="0"/>
    <meta:user-defined meta:name=""/>
  </office:meta>
</office:document-meta>
</file>